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" table:style-name="ta1">
        <table:shapes>
          <draw:frame draw:z-index="0" draw:style-name="gr1" draw:text-style-name="P1" svg:width="453.51pt" svg:height="255.09pt" svg:x="232.16pt" svg:y="17.15pt">
            <draw:object draw:notify-on-update-of-ranges="out.A2:out.A2 out.A3:out.A13 out.B2:out.B2 out.B3:out.B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40.21pt" svg:y="271.62pt">
            <draw:object draw:notify-on-update-of-ranges="out.A15:out.A15 out.A16:out.A26 out.B15:out.B15 out.B16:out.B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32.89pt" svg:y="546.66pt">
            <draw:object draw:notify-on-update-of-ranges="out.A28:out.A28 out.A29:out.A39 out.B28:out.B28 out.B29:out.B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35.96pt" svg:y="814.34pt">
            <draw:object draw:notify-on-update-of-ranges="out.A41:out.A41 out.A42:out.A52 out.B41:out.B41 out.B42:out.B5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36734694" calcext:value-type="float">
            <text:p>0.36734694</text:p>
          </table:table-cell>
          <table:table-cell office:value-type="float" office:value="132.85715" calcext:value-type="float">
            <text:p>132.85715</text:p>
          </table:table-cell>
        </table:table-row>
        <table:table-row table:style-name="ro1">
          <table:table-cell office:value-type="float" office:value="0.7346939" calcext:value-type="float">
            <text:p>0.7346939</text:p>
          </table:table-cell>
          <table:table-cell office:value-type="float" office:value="115.71428" calcext:value-type="float">
            <text:p>115.71428</text:p>
          </table:table-cell>
        </table:table-row>
        <table:table-row table:style-name="ro1">
          <table:table-cell office:value-type="float" office:value="1.1020408" calcext:value-type="float">
            <text:p>1.1020408</text:p>
          </table:table-cell>
          <table:table-cell office:value-type="float" office:value="98.57143" calcext:value-type="float">
            <text:p>98.57143</text:p>
          </table:table-cell>
        </table:table-row>
        <table:table-row table:style-name="ro1">
          <table:table-cell office:value-type="float" office:value="1.4693878" calcext:value-type="float">
            <text:p>1.4693878</text:p>
          </table:table-cell>
          <table:table-cell office:value-type="float" office:value="81.428566" calcext:value-type="float">
            <text:p>81.428566</text:p>
          </table:table-cell>
        </table:table-row>
        <table:table-row table:style-name="ro1">
          <table:table-cell office:value-type="float" office:value="1.7567348" calcext:value-type="float">
            <text:p>1.7567348</text:p>
          </table:table-cell>
          <table:table-cell office:value-type="float" office:value="64.285706" calcext:value-type="float">
            <text:p>64.285706</text:p>
          </table:table-cell>
        </table:table-row>
        <table:table-row table:style-name="ro1">
          <table:table-cell office:value-type="float" office:value="1.8440819" calcext:value-type="float">
            <text:p>1.8440819</text:p>
          </table:table-cell>
          <table:table-cell office:value-type="float" office:value="47.14286" calcext:value-type="float">
            <text:p>47.14286</text:p>
          </table:table-cell>
        </table:table-row>
        <table:table-row table:style-name="ro1">
          <table:table-cell office:value-type="float" office:value="2.5714285" calcext:value-type="float">
            <text:p>2.57142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7142856" calcext:value-type="float">
            <text:p>2.71428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.857143" calcext:value-type="float">
            <text:p>2.857143</text:p>
          </table:table-cell>
          <table:table-cell office:value-type="float" office:value="110.00006" calcext:value-type="float">
            <text:p>110.0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7373466" calcext:value-type="float">
            <text:p>0.7373466</text:p>
          </table:table-cell>
          <table:table-cell office:value-type="float" office:value="132.85715" calcext:value-type="float">
            <text:p>132.85715</text:p>
          </table:table-cell>
        </table:table-row>
        <table:table-row table:style-name="ro1">
          <table:table-cell office:value-type="float" office:value="0.8246938" calcext:value-type="float">
            <text:p>0.8246938</text:p>
          </table:table-cell>
          <table:table-cell office:value-type="float" office:value="115.71428" calcext:value-type="float">
            <text:p>115.71428</text:p>
          </table:table-cell>
        </table:table-row>
        <table:table-row table:style-name="ro1">
          <table:table-cell office:value-type="float" office:value="1.1020408" calcext:value-type="float">
            <text:p>1.1020408</text:p>
          </table:table-cell>
          <table:table-cell office:value-type="float" office:value="98.57143" calcext:value-type="float">
            <text:p>98.57143</text:p>
          </table:table-cell>
        </table:table-row>
        <table:table-row table:style-name="ro1">
          <table:table-cell office:value-type="float" office:value="1.4693878" calcext:value-type="float">
            <text:p>1.4693878</text:p>
          </table:table-cell>
          <table:table-cell office:value-type="float" office:value="81.428566" calcext:value-type="float">
            <text:p>81.428566</text:p>
          </table:table-cell>
        </table:table-row>
        <table:table-row table:style-name="ro1">
          <table:table-cell office:value-type="float" office:value="1.8367348" calcext:value-type="float">
            <text:p>1.8367348</text:p>
          </table:table-cell>
          <table:table-cell office:value-type="float" office:value="64.285706" calcext:value-type="float">
            <text:p>64.285706</text:p>
          </table:table-cell>
        </table:table-row>
        <table:table-row table:style-name="ro1">
          <table:table-cell office:value-type="float" office:value="2.2040815" calcext:value-type="float">
            <text:p>2.2040815</text:p>
          </table:table-cell>
          <table:table-cell office:value-type="float" office:value="47.14286" calcext:value-type="float">
            <text:p>47.14286</text:p>
          </table:table-cell>
        </table:table-row>
        <table:table-row table:style-name="ro1">
          <table:table-cell office:value-type="float" office:value="2.5714285" calcext:value-type="float">
            <text:p>2.57142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7142856" calcext:value-type="float">
            <text:p>2.71428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.857143" calcext:value-type="float">
            <text:p>2.857143</text:p>
          </table:table-cell>
          <table:table-cell office:value-type="float" office:value="110.00006" calcext:value-type="float">
            <text:p>110.0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36734694" calcext:value-type="float">
            <text:p>0.36734694</text:p>
          </table:table-cell>
          <table:table-cell office:value-type="float" office:value="132.85715" calcext:value-type="float">
            <text:p>132.85715</text:p>
          </table:table-cell>
        </table:table-row>
        <table:table-row table:style-name="ro1">
          <table:table-cell office:value-type="float" office:value="0.7346939" calcext:value-type="float">
            <text:p>0.7346939</text:p>
          </table:table-cell>
          <table:table-cell office:value-type="float" office:value="115.71428" calcext:value-type="float">
            <text:p>115.71428</text:p>
          </table:table-cell>
        </table:table-row>
        <table:table-row table:style-name="ro1">
          <table:table-cell office:value-type="float" office:value="1.0020409" calcext:value-type="float">
            <text:p>1.0020409</text:p>
          </table:table-cell>
          <table:table-cell office:value-type="float" office:value="98.57143" calcext:value-type="float">
            <text:p>98.57143</text:p>
          </table:table-cell>
        </table:table-row>
        <table:table-row table:style-name="ro1">
          <table:table-cell office:value-type="float" office:value="1.0893881" calcext:value-type="float">
            <text:p>1.0893881</text:p>
          </table:table-cell>
          <table:table-cell office:value-type="float" office:value="81.428566" calcext:value-type="float">
            <text:p>81.428566</text:p>
          </table:table-cell>
        </table:table-row>
        <table:table-row table:style-name="ro1">
          <table:table-cell office:value-type="float" office:value="1.1767354" calcext:value-type="float">
            <text:p>1.1767354</text:p>
          </table:table-cell>
          <table:table-cell office:value-type="float" office:value="64.285706" calcext:value-type="float">
            <text:p>64.285706</text:p>
          </table:table-cell>
        </table:table-row>
        <table:table-row table:style-name="ro1">
          <table:table-cell office:value-type="float" office:value="1.2640824" calcext:value-type="float">
            <text:p>1.2640824</text:p>
          </table:table-cell>
          <table:table-cell office:value-type="float" office:value="47.14286" calcext:value-type="float">
            <text:p>47.14286</text:p>
          </table:table-cell>
        </table:table-row>
        <table:table-row table:style-name="ro1">
          <table:table-cell office:value-type="float" office:value="2.5714285" calcext:value-type="float">
            <text:p>2.57142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7142856" calcext:value-type="float">
            <text:p>2.71428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.857143" calcext:value-type="float">
            <text:p>2.857143</text:p>
          </table:table-cell>
          <table:table-cell office:value-type="float" office:value="110.00006" calcext:value-type="float">
            <text:p>110.0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36734694" calcext:value-type="float">
            <text:p>0.36734694</text:p>
          </table:table-cell>
          <table:table-cell office:value-type="float" office:value="132.85715" calcext:value-type="float">
            <text:p>132.85715</text:p>
          </table:table-cell>
        </table:table-row>
        <table:table-row table:style-name="ro1">
          <table:table-cell office:value-type="float" office:value="0.7346939" calcext:value-type="float">
            <text:p>0.7346939</text:p>
          </table:table-cell>
          <table:table-cell office:value-type="float" office:value="115.71428" calcext:value-type="float">
            <text:p>115.71428</text:p>
          </table:table-cell>
        </table:table-row>
        <table:table-row table:style-name="ro1">
          <table:table-cell office:value-type="float" office:value="1.1020408" calcext:value-type="float">
            <text:p>1.1020408</text:p>
          </table:table-cell>
          <table:table-cell office:value-type="float" office:value="98.57143" calcext:value-type="float">
            <text:p>98.57143</text:p>
          </table:table-cell>
        </table:table-row>
        <table:table-row table:style-name="ro1">
          <table:table-cell office:value-type="float" office:value="1.4693878" calcext:value-type="float">
            <text:p>1.4693878</text:p>
          </table:table-cell>
          <table:table-cell office:value-type="float" office:value="81.428566" calcext:value-type="float">
            <text:p>81.428566</text:p>
          </table:table-cell>
        </table:table-row>
        <table:table-row table:style-name="ro1">
          <table:table-cell office:value-type="float" office:value="1.8367348" calcext:value-type="float">
            <text:p>1.8367348</text:p>
          </table:table-cell>
          <table:table-cell office:value-type="float" office:value="64.285706" calcext:value-type="float">
            <text:p>64.285706</text:p>
          </table:table-cell>
        </table:table-row>
        <table:table-row table:style-name="ro1">
          <table:table-cell office:value-type="float" office:value="2.2040815" calcext:value-type="float">
            <text:p>2.2040815</text:p>
          </table:table-cell>
          <table:table-cell office:value-type="float" office:value="47.14286" calcext:value-type="float">
            <text:p>47.14286</text:p>
          </table:table-cell>
        </table:table-row>
        <table:table-row table:style-name="ro1">
          <table:table-cell office:value-type="float" office:value="2.5714285" calcext:value-type="float">
            <text:p>2.57142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7142856" calcext:value-type="float">
            <text:p>2.71428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.857143" calcext:value-type="float">
            <text:p>2.857143</text:p>
          </table:table-cell>
          <table:table-cell office:value-type="float" office:value="110.00006" calcext:value-type="float">
            <text:p>110.0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7T00:04:16.061971841</dc:date>
    <dc:creator>Ole Berger</dc:creator>
    <meta:editing-duration>PT52M2S</meta:editing-duration>
    <meta:editing-cycles>1</meta:editing-cycles>
    <meta:document-statistic meta:table-count="1" meta:cell-count="100" meta:object-count="4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out.A2:out.B13" chart:data-source-has-labels="row" svg:x="0.32cm" svg:y="0.18cm" svg:width="13.831cm" svg:height="8.64cm">
          <chartooo:coordinate-region svg:x="0.941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3:out.B13" chart:label-cell-address="out.B2:out.B2" chart:class="chart:scatter">
            <chart:domain table:cell-range-address="out.A3:out.A1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out.B2:ou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3:out.A13</svg:desc>
                </draw:g>
              </table:table-cell>
              <table:table-cell office:value-type="float" office:value="150">
                <text:p>150</text:p>
                <draw:g>
                  <svg:desc>out.B3:out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734694">
                <text:p>0.36734694</text:p>
              </table:table-cell>
              <table:table-cell office:value-type="float" office:value="132.85715">
                <text:p>132.85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46939">
                <text:p>0.7346939</text:p>
              </table:table-cell>
              <table:table-cell office:value-type="float" office:value="115.71428">
                <text:p>115.7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0408">
                <text:p>1.1020408</text:p>
              </table:table-cell>
              <table:table-cell office:value-type="float" office:value="98.57143">
                <text:p>98.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93878">
                <text:p>1.4693878</text:p>
              </table:table-cell>
              <table:table-cell office:value-type="float" office:value="81.428566">
                <text:p>81.428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67348">
                <text:p>1.7567348</text:p>
              </table:table-cell>
              <table:table-cell office:value-type="float" office:value="64.285706">
                <text:p>64.28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40819">
                <text:p>1.8440819</text:p>
              </table:table-cell>
              <table:table-cell office:value-type="float" office:value="47.14286">
                <text:p>47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14285">
                <text:p>2.5714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142856">
                <text:p>2.7142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7143">
                <text:p>2.857143</text:p>
              </table:table-cell>
              <table:table-cell office:value-type="float" office:value="110.00006">
                <text:p>110.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out.A15:out.B26" chart:data-source-has-labels="row" svg:x="0.32cm" svg:y="0.18cm" svg:width="13.831cm" svg:height="8.64cm">
          <chartooo:coordinate-region svg:x="0.941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16:out.B26" chart:label-cell-address="out.B15:out.B15" chart:class="chart:scatter">
            <chart:domain table:cell-range-address="out.A16:out.A2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out.B15:out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16:out.A26</svg:desc>
                </draw:g>
              </table:table-cell>
              <table:table-cell office:value-type="float" office:value="150">
                <text:p>150</text:p>
                <draw:g>
                  <svg:desc>out.B16:out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73466">
                <text:p>0.7373466</text:p>
              </table:table-cell>
              <table:table-cell office:value-type="float" office:value="132.85715">
                <text:p>132.85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46938">
                <text:p>0.8246938</text:p>
              </table:table-cell>
              <table:table-cell office:value-type="float" office:value="115.71428">
                <text:p>115.7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0408">
                <text:p>1.1020408</text:p>
              </table:table-cell>
              <table:table-cell office:value-type="float" office:value="98.57143">
                <text:p>98.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93878">
                <text:p>1.4693878</text:p>
              </table:table-cell>
              <table:table-cell office:value-type="float" office:value="81.428566">
                <text:p>81.428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367348">
                <text:p>1.8367348</text:p>
              </table:table-cell>
              <table:table-cell office:value-type="float" office:value="64.285706">
                <text:p>64.28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040815">
                <text:p>2.2040815</text:p>
              </table:table-cell>
              <table:table-cell office:value-type="float" office:value="47.14286">
                <text:p>47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14285">
                <text:p>2.5714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142856">
                <text:p>2.7142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7143">
                <text:p>2.857143</text:p>
              </table:table-cell>
              <table:table-cell office:value-type="float" office:value="110.00006">
                <text:p>110.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out.A28:out.B39" chart:data-source-has-labels="row" svg:x="0.32cm" svg:y="0.18cm" svg:width="13.831cm" svg:height="8.64cm">
          <chartooo:coordinate-region svg:x="0.941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29:out.B39" chart:label-cell-address="out.B28:out.B28" chart:class="chart:scatter">
            <chart:domain table:cell-range-address="out.A29:out.A39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out.B28:out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29:out.A39</svg:desc>
                </draw:g>
              </table:table-cell>
              <table:table-cell office:value-type="float" office:value="150">
                <text:p>150</text:p>
                <draw:g>
                  <svg:desc>out.B29:out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734694">
                <text:p>0.36734694</text:p>
              </table:table-cell>
              <table:table-cell office:value-type="float" office:value="132.85715">
                <text:p>132.85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46939">
                <text:p>0.7346939</text:p>
              </table:table-cell>
              <table:table-cell office:value-type="float" office:value="115.71428">
                <text:p>115.7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20409">
                <text:p>1.0020409</text:p>
              </table:table-cell>
              <table:table-cell office:value-type="float" office:value="98.57143">
                <text:p>98.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893881">
                <text:p>1.0893881</text:p>
              </table:table-cell>
              <table:table-cell office:value-type="float" office:value="81.428566">
                <text:p>81.428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67354">
                <text:p>1.1767354</text:p>
              </table:table-cell>
              <table:table-cell office:value-type="float" office:value="64.285706">
                <text:p>64.28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40824">
                <text:p>1.2640824</text:p>
              </table:table-cell>
              <table:table-cell office:value-type="float" office:value="47.14286">
                <text:p>47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14285">
                <text:p>2.5714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142856">
                <text:p>2.7142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7143">
                <text:p>2.857143</text:p>
              </table:table-cell>
              <table:table-cell office:value-type="float" office:value="110.00006">
                <text:p>110.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out.A41:out.B52" chart:data-source-has-labels="row" svg:x="0.32cm" svg:y="0.18cm" svg:width="13.831cm" svg:height="8.64cm">
          <chartooo:coordinate-region svg:x="0.941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42:out.B52" chart:label-cell-address="out.B41:out.B41" chart:class="chart:scatter">
            <chart:domain table:cell-range-address="out.A42:out.A5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out.B41:out.B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42:out.A52</svg:desc>
                </draw:g>
              </table:table-cell>
              <table:table-cell office:value-type="float" office:value="150">
                <text:p>150</text:p>
                <draw:g>
                  <svg:desc>out.B42:out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734694">
                <text:p>0.36734694</text:p>
              </table:table-cell>
              <table:table-cell office:value-type="float" office:value="132.85715">
                <text:p>132.85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46939">
                <text:p>0.7346939</text:p>
              </table:table-cell>
              <table:table-cell office:value-type="float" office:value="115.71428">
                <text:p>115.7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0408">
                <text:p>1.1020408</text:p>
              </table:table-cell>
              <table:table-cell office:value-type="float" office:value="98.57143">
                <text:p>98.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93878">
                <text:p>1.4693878</text:p>
              </table:table-cell>
              <table:table-cell office:value-type="float" office:value="81.428566">
                <text:p>81.428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367348">
                <text:p>1.8367348</text:p>
              </table:table-cell>
              <table:table-cell office:value-type="float" office:value="64.285706">
                <text:p>64.28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040815">
                <text:p>2.2040815</text:p>
              </table:table-cell>
              <table:table-cell office:value-type="float" office:value="47.14286">
                <text:p>47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14285">
                <text:p>2.5714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142856">
                <text:p>2.7142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7143">
                <text:p>2.857143</text:p>
              </table:table-cell>
              <table:table-cell office:value-type="float" office:value="110.00006">
                <text:p>110.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